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total</text:p>
          </table:table-cell>
          <table:table-cell office:value-type="string" calcext:value-type="string">
            <text:p>Ttotal c++</text:p>
          </table:table-cell>
          <table:table-cell office:value-type="string" calcext:value-type="string">
            <text:p>tKruskc++</text:p>
          </table:table-cell>
          <table:table-cell table:number-columns-repeated="6"/>
          <table:table-cell office:value-type="string" calcext:value-type="string">
            <text:p>Tiempo Real Medio</text:p>
          </table:table-cell>
          <table:table-cell office:value-type="string" calcext:value-type="string">
            <text:p>TiempoC++Medio</text:p>
          </table:table-cell>
          <table:table-cell office:value-type="string" calcext:value-type="string">
            <text:p>TiempoAlgMedio</text:p>
          </table:table-cell>
          <table:table-cell office:value-type="string" calcext:value-type="string">
            <text:p>Tiempo medio m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9" calcext:value-type="float">
            <text:p>0,099</text:p>
          </table:table-cell>
          <table:table-cell office:value-type="float" office:value="0.0934" calcext:value-type="float">
            <text:p>0,0934</text:p>
          </table:table-cell>
          <table:table-cell office:value-type="float" office:value="0.00314" calcext:value-type="float">
            <text:p>0,00314</text:p>
          </table:table-cell>
          <table:table-cell office:value-type="float" office:value="0.0104" calcext:value-type="float">
            <text:p>0,0104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309" calcext:value-type="float">
            <text:p>0,00309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96" calcext:value-type="float">
            <text:p>0,096</text:p>
          </table:table-cell>
          <table:table-cell office:value-type="float" office:value="0.0025" calcext:value-type="float">
            <text:p>0,0025</text:p>
          </table:table-cell>
          <table:table-cell table:formula="of:=([.B3]+[.E3]+[.H3])/3" office:value-type="float" office:value="0.0398666666666667" calcext:value-type="float">
            <text:p>0,039866666666667</text:p>
          </table:table-cell>
          <table:table-cell table:formula="of:=([.C3]+[.F3]+[.I3])/3" office:value-type="float" office:value="0.0958" calcext:value-type="float">
            <text:p>0,0958</text:p>
          </table:table-cell>
          <table:table-cell table:formula="of:=([.D3]+[.G3]+[.J3])/3" office:value-type="float" office:value="0.00291" calcext:value-type="float">
            <text:p>0,00291</text:p>
          </table:table-cell>
          <table:table-cell table:formula="of:=[.M3]*1000" office:value-type="float" office:value="2.91" calcext:value-type="float">
            <text:p>2,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07" calcext:value-type="float">
            <text:p>0,407</text:p>
          </table:table-cell>
          <table:table-cell office:value-type="float" office:value="0.385" calcext:value-type="float">
            <text:p>0,385</text:p>
          </table:table-cell>
          <table:table-cell office:value-type="float" office:value="0.00968" calcext:value-type="float">
            <text:p>0,00968</text:p>
          </table:table-cell>
          <table:table-cell office:value-type="float" office:value="0.396" calcext:value-type="float">
            <text:p>0,396</text:p>
          </table:table-cell>
          <table:table-cell office:value-type="float" office:value="0.376" calcext:value-type="float">
            <text:p>0,376</text:p>
          </table:table-cell>
          <table:table-cell office:value-type="float" office:value="0.00723" calcext:value-type="float">
            <text:p>0,00723</text:p>
          </table:table-cell>
          <table:table-cell office:value-type="float" office:value="0.401" calcext:value-type="float">
            <text:p>0,401</text:p>
          </table:table-cell>
          <table:table-cell office:value-type="float" office:value="0.3818" calcext:value-type="float">
            <text:p>0,3818</text:p>
          </table:table-cell>
          <table:table-cell office:value-type="float" office:value="0.00721" calcext:value-type="float">
            <text:p>0,00721</text:p>
          </table:table-cell>
          <table:table-cell table:formula="of:=([.B4]+[.E4]+[.H4])/3" office:value-type="float" office:value="0.401333333333333" calcext:value-type="float">
            <text:p>0,401333333333333</text:p>
          </table:table-cell>
          <table:table-cell table:formula="of:=([.C4]+[.F4]+[.I4])/3" office:value-type="float" office:value="0.380933333333333" calcext:value-type="float">
            <text:p>0,380933333333333</text:p>
          </table:table-cell>
          <table:table-cell table:formula="of:=([.D4]+[.G4]+[.J4])/3" office:value-type="float" office:value="0.00804" calcext:value-type="float">
            <text:p>0,00804</text:p>
          </table:table-cell>
          <table:table-cell table:formula="of:=[.M4]*1000" office:value-type="float" office:value="8.04" calcext:value-type="float">
            <text:p>8,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69" calcext:value-type="float">
            <text:p>0,969</text:p>
          </table:table-cell>
          <table:table-cell office:value-type="float" office:value="0.9203" calcext:value-type="float">
            <text:p>0,920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941" calcext:value-type="float">
            <text:p>0,941</text:p>
          </table:table-cell>
          <table:table-cell office:value-type="float" office:value="0.904" calcext:value-type="float">
            <text:p>0,904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37" calcext:value-type="float">
            <text:p>0,9037</text:p>
          </table:table-cell>
          <table:table-cell office:value-type="float" office:value="0.014" calcext:value-type="float">
            <text:p>0,014</text:p>
          </table:table-cell>
          <table:table-cell table:formula="of:=([.B5]+[.E5]+[.H5])/3" office:value-type="float" office:value="0.954" calcext:value-type="float">
            <text:p>0,954</text:p>
          </table:table-cell>
          <table:table-cell table:formula="of:=([.C5]+[.F5]+[.I5])/3" office:value-type="float" office:value="0.909333333333333" calcext:value-type="float">
            <text:p>0,909333333333333</text:p>
          </table:table-cell>
          <table:table-cell table:formula="of:=([.D5]+[.G5]+[.J5])/3" office:value-type="float" office:value="0.0135333333333333" calcext:value-type="float">
            <text:p>0,013533333333333</text:p>
          </table:table-cell>
          <table:table-cell table:formula="of:=[.M5]*1000" office:value-type="float" office:value="13.5333333333333" calcext:value-type="float">
            <text:p>13,533333333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778" calcext:value-type="float">
            <text:p>1,778</text:p>
          </table:table-cell>
          <table:table-cell office:value-type="float" office:value="1.7" calcext:value-type="float">
            <text:p>1,7</text:p>
          </table:table-cell>
          <table:table-cell office:value-type="float" office:value="0.0181" calcext:value-type="float">
            <text:p>0,0181</text:p>
          </table:table-cell>
          <table:table-cell office:value-type="float" office:value="1.755" calcext:value-type="float">
            <text:p>1,755</text:p>
          </table:table-cell>
          <table:table-cell office:value-type="float" office:value="1.675" calcext:value-type="float">
            <text:p>1,675</text:p>
          </table:table-cell>
          <table:table-cell office:value-type="float" office:value="0.0181" calcext:value-type="float">
            <text:p>0,0181</text:p>
          </table:table-cell>
          <table:table-cell office:value-type="float" office:value="1.735" calcext:value-type="float">
            <text:p>1,735</text:p>
          </table:table-cell>
          <table:table-cell office:value-type="float" office:value="1.662" calcext:value-type="float">
            <text:p>1,662</text:p>
          </table:table-cell>
          <table:table-cell office:value-type="float" office:value="0.01697" calcext:value-type="float">
            <text:p>0,01697</text:p>
          </table:table-cell>
          <table:table-cell table:formula="of:=([.B6]+[.E6]+[.H6])/3" office:value-type="float" office:value="1.756" calcext:value-type="float">
            <text:p>1,756</text:p>
          </table:table-cell>
          <table:table-cell table:formula="of:=([.C6]+[.F6]+[.I6])/3" office:value-type="float" office:value="1.679" calcext:value-type="float">
            <text:p>1,679</text:p>
          </table:table-cell>
          <table:table-cell table:formula="of:=([.D6]+[.G6]+[.J6])/3" office:value-type="float" office:value="0.0177233333333333" calcext:value-type="float">
            <text:p>0,017723333333333</text:p>
          </table:table-cell>
          <table:table-cell table:formula="of:=[.M6]*1000" office:value-type="float" office:value="17.7233333333333" calcext:value-type="float">
            <text:p>17,723333333333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.876" calcext:value-type="float">
            <text:p>2,876</text:p>
          </table:table-cell>
          <table:table-cell office:value-type="float" office:value="2.7268" calcext:value-type="float">
            <text:p>2,7268</text:p>
          </table:table-cell>
          <table:table-cell office:value-type="float" office:value="0.02842" calcext:value-type="float">
            <text:p>0,02842</text:p>
          </table:table-cell>
          <table:table-cell office:value-type="float" office:value="2.854" calcext:value-type="float">
            <text:p>2,854</text:p>
          </table:table-cell>
          <table:table-cell office:value-type="float" office:value="2.7079" calcext:value-type="float">
            <text:p>2,7079</text:p>
          </table:table-cell>
          <table:table-cell office:value-type="float" office:value="0.03003" calcext:value-type="float">
            <text:p>0,03003</text:p>
          </table:table-cell>
          <table:table-cell office:value-type="float" office:value="2.867" calcext:value-type="float">
            <text:p>2,867</text:p>
          </table:table-cell>
          <table:table-cell office:value-type="float" office:value="2.7315" calcext:value-type="float">
            <text:p>2,7315</text:p>
          </table:table-cell>
          <table:table-cell office:value-type="float" office:value="0.02842" calcext:value-type="float">
            <text:p>0,02842</text:p>
          </table:table-cell>
          <table:table-cell table:formula="of:=([.B7]+[.E7]+[.H7])/3" office:value-type="float" office:value="2.86566666666667" calcext:value-type="float">
            <text:p>2,86566666666667</text:p>
          </table:table-cell>
          <table:table-cell table:formula="of:=([.C7]+[.F7]+[.I7])/3" office:value-type="float" office:value="2.72206666666667" calcext:value-type="float">
            <text:p>2,72206666666667</text:p>
          </table:table-cell>
          <table:table-cell table:formula="of:=([.D7]+[.G7]+[.J7])/3" office:value-type="float" office:value="0.0289566666666667" calcext:value-type="float">
            <text:p>0,028956666666667</text:p>
          </table:table-cell>
          <table:table-cell table:formula="of:=[.M7]*1000" office:value-type="float" office:value="28.9566666666667" calcext:value-type="float">
            <text:p>28,95666666666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.252" calcext:value-type="float">
            <text:p>4,252</text:p>
          </table:table-cell>
          <table:table-cell office:value-type="float" office:value="4.0514" calcext:value-type="float">
            <text:p>4,0514</text:p>
          </table:table-cell>
          <table:table-cell office:value-type="float" office:value="0.044" calcext:value-type="float">
            <text:p>0,044</text:p>
          </table:table-cell>
          <table:table-cell office:value-type="float" office:value="4.2" calcext:value-type="float">
            <text:p>4,2</text:p>
          </table:table-cell>
          <table:table-cell office:value-type="float" office:value="4.0372" calcext:value-type="float">
            <text:p>4,0372</text:p>
          </table:table-cell>
          <table:table-cell office:value-type="float" office:value="0.0431" calcext:value-type="float">
            <text:p>0,0431</text:p>
          </table:table-cell>
          <table:table-cell office:value-type="float" office:value="4.217" calcext:value-type="float">
            <text:p>4,217</text:p>
          </table:table-cell>
          <table:table-cell office:value-type="float" office:value="4.0528" calcext:value-type="float">
            <text:p>4,0528</text:p>
          </table:table-cell>
          <table:table-cell office:value-type="float" office:value="0.046" calcext:value-type="float">
            <text:p>0,046</text:p>
          </table:table-cell>
          <table:table-cell table:formula="of:=([.B8]+[.E8]+[.H8])/3" office:value-type="float" office:value="4.223" calcext:value-type="float">
            <text:p>4,223</text:p>
          </table:table-cell>
          <table:table-cell table:formula="of:=([.C8]+[.F8]+[.I8])/3" office:value-type="float" office:value="4.04713333333333" calcext:value-type="float">
            <text:p>4,04713333333333</text:p>
          </table:table-cell>
          <table:table-cell table:formula="of:=([.D8]+[.G8]+[.J8])/3" office:value-type="float" office:value="0.0443666666666667" calcext:value-type="float">
            <text:p>0,044366666666667</text:p>
          </table:table-cell>
          <table:table-cell table:formula="of:=[.M8]*1000" office:value-type="float" office:value="44.3666666666667" calcext:value-type="float">
            <text:p>44,366666666666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.559" calcext:value-type="float">
            <text:p>5,559</text:p>
          </table:table-cell>
          <table:table-cell office:value-type="float" office:value="5.281" calcext:value-type="float">
            <text:p>5,281</text:p>
          </table:table-cell>
          <table:table-cell office:value-type="float" office:value="0.03783" calcext:value-type="float">
            <text:p>0,03783</text:p>
          </table:table-cell>
          <table:table-cell office:value-type="float" office:value="5.583" calcext:value-type="float">
            <text:p>5,583</text:p>
          </table:table-cell>
          <table:table-cell office:value-type="float" office:value="5.3191" calcext:value-type="float">
            <text:p>5,3191</text:p>
          </table:table-cell>
          <table:table-cell office:value-type="float" office:value="0.0432" calcext:value-type="float">
            <text:p>0,0432</text:p>
          </table:table-cell>
          <table:table-cell office:value-type="float" office:value="5.526" calcext:value-type="float">
            <text:p>5,526</text:p>
          </table:table-cell>
          <table:table-cell office:value-type="float" office:value="5.2577" calcext:value-type="float">
            <text:p>5,2577</text:p>
          </table:table-cell>
          <table:table-cell office:value-type="float" office:value="0.04132" calcext:value-type="float">
            <text:p>0,04132</text:p>
          </table:table-cell>
          <table:table-cell table:formula="of:=([.B9]+[.E9]+[.H9])/3" office:value-type="float" office:value="5.556" calcext:value-type="float">
            <text:p>5,556</text:p>
          </table:table-cell>
          <table:table-cell table:formula="of:=([.C9]+[.F9]+[.I9])/3" office:value-type="float" office:value="5.28593333333333" calcext:value-type="float">
            <text:p>5,28593333333333</text:p>
          </table:table-cell>
          <table:table-cell table:formula="of:=([.D9]+[.G9]+[.J9])/3" office:value-type="float" office:value="0.0407833333333333" calcext:value-type="float">
            <text:p>0,040783333333333</text:p>
          </table:table-cell>
          <table:table-cell table:formula="of:=[.M9]*1000" office:value-type="float" office:value="40.7833333333333" calcext:value-type="float">
            <text:p>40,78333333333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422" calcext:value-type="float">
            <text:p>7,422</text:p>
          </table:table-cell>
          <table:table-cell office:value-type="float" office:value="7.036" calcext:value-type="float">
            <text:p>7,036</text:p>
          </table:table-cell>
          <table:table-cell office:value-type="float" office:value="0.061" calcext:value-type="float">
            <text:p>0,061</text:p>
          </table:table-cell>
          <table:table-cell office:value-type="float" office:value="7.338" calcext:value-type="float">
            <text:p>7,338</text:p>
          </table:table-cell>
          <table:table-cell office:value-type="float" office:value="6.9877" calcext:value-type="float">
            <text:p>6,9877</text:p>
          </table:table-cell>
          <table:table-cell office:value-type="float" office:value="0.06151" calcext:value-type="float">
            <text:p>0,06151</text:p>
          </table:table-cell>
          <table:table-cell office:value-type="float" office:value="7.318" calcext:value-type="float">
            <text:p>7,318</text:p>
          </table:table-cell>
          <table:table-cell office:value-type="float" office:value="7.0072" calcext:value-type="float">
            <text:p>7,0072</text:p>
          </table:table-cell>
          <table:table-cell office:value-type="float" office:value="0.05649" calcext:value-type="float">
            <text:p>0,05649</text:p>
          </table:table-cell>
          <table:table-cell table:formula="of:=([.B10]+[.E10]+[.H10])/3" office:value-type="float" office:value="7.35933333333333" calcext:value-type="float">
            <text:p>7,35933333333333</text:p>
          </table:table-cell>
          <table:table-cell table:formula="of:=([.C10]+[.F10]+[.I10])/3" office:value-type="float" office:value="7.0103" calcext:value-type="float">
            <text:p>7,0103</text:p>
          </table:table-cell>
          <table:table-cell table:formula="of:=([.D10]+[.G10]+[.J10])/3" office:value-type="float" office:value="0.0596666666666667" calcext:value-type="float">
            <text:p>0,059666666666667</text:p>
          </table:table-cell>
          <table:table-cell table:formula="of:=[.M10]*1000" office:value-type="float" office:value="59.6666666666667" calcext:value-type="float">
            <text:p>59,666666666666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.468" calcext:value-type="float">
            <text:p>9,468</text:p>
          </table:table-cell>
          <table:table-cell office:value-type="float" office:value="9.0274" calcext:value-type="float">
            <text:p>9,0274</text:p>
          </table:table-cell>
          <table:table-cell office:value-type="float" office:value="0.06379" calcext:value-type="float">
            <text:p>0,06379</text:p>
          </table:table-cell>
          <table:table-cell office:value-type="float" office:value="9.247" calcext:value-type="float">
            <text:p>9,247</text:p>
          </table:table-cell>
          <table:table-cell office:value-type="float" office:value="8.7589" calcext:value-type="float">
            <text:p>8,7589</text:p>
          </table:table-cell>
          <table:table-cell office:value-type="float" office:value="0.06672" calcext:value-type="float">
            <text:p>0,06672</text:p>
          </table:table-cell>
          <table:table-cell office:value-type="float" office:value="9.27" calcext:value-type="float">
            <text:p>9,27</text:p>
          </table:table-cell>
          <table:table-cell office:value-type="float" office:value="8.8585" calcext:value-type="float">
            <text:p>8,8585</text:p>
          </table:table-cell>
          <table:table-cell office:value-type="float" office:value="0.06444" calcext:value-type="float">
            <text:p>0,06444</text:p>
          </table:table-cell>
          <table:table-cell table:formula="of:=([.B11]+[.E11]+[.H11])/3" office:value-type="float" office:value="9.32833333333333" calcext:value-type="float">
            <text:p>9,32833333333333</text:p>
          </table:table-cell>
          <table:table-cell table:formula="of:=([.C11]+[.F11]+[.I11])/3" office:value-type="float" office:value="8.8816" calcext:value-type="float">
            <text:p>8,8816</text:p>
          </table:table-cell>
          <table:table-cell table:formula="of:=([.D11]+[.G11]+[.J11])/3" office:value-type="float" office:value="0.0649833333333333" calcext:value-type="float">
            <text:p>0,064983333333333</text:p>
          </table:table-cell>
          <table:table-cell table:formula="of:=[.M11]*1000" office:value-type="float" office:value="64.9833333333333" calcext:value-type="float">
            <text:p>64,98333333333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.58" calcext:value-type="float">
            <text:p>11,58</text:p>
          </table:table-cell>
          <table:table-cell office:value-type="float" office:value="11.0651" calcext:value-type="float">
            <text:p>11,0651</text:p>
          </table:table-cell>
          <table:table-cell office:value-type="float" office:value="0.0762214" calcext:value-type="float">
            <text:p>0,0762214</text:p>
          </table:table-cell>
          <table:table-cell office:value-type="float" office:value="11.599" calcext:value-type="float">
            <text:p>11,599</text:p>
          </table:table-cell>
          <table:table-cell office:value-type="float" office:value="11.0021" calcext:value-type="float">
            <text:p>11,0021</text:p>
          </table:table-cell>
          <table:table-cell office:value-type="float" office:value="0.07614" calcext:value-type="float">
            <text:p>0,07614</text:p>
          </table:table-cell>
          <table:table-cell office:value-type="float" office:value="11.464" calcext:value-type="float">
            <text:p>11,464</text:p>
          </table:table-cell>
          <table:table-cell office:value-type="float" office:value="10.9094" calcext:value-type="float">
            <text:p>10,9094</text:p>
          </table:table-cell>
          <table:table-cell office:value-type="float" office:value="0.0725" calcext:value-type="float">
            <text:p>0,0725</text:p>
          </table:table-cell>
          <table:table-cell table:formula="of:=([.B12]+[.E12]+[.H12])/3" office:value-type="float" office:value="11.5476666666667" calcext:value-type="float">
            <text:p>11,5476666666667</text:p>
          </table:table-cell>
          <table:table-cell table:formula="of:=([.C12]+[.F12]+[.I12])/3" office:value-type="float" office:value="10.9922" calcext:value-type="float">
            <text:p>10,9922</text:p>
          </table:table-cell>
          <table:table-cell table:formula="of:=([.D12]+[.G12]+[.J12])/3" office:value-type="float" office:value="0.0749538" calcext:value-type="float">
            <text:p>0,0749538</text:p>
          </table:table-cell>
          <table:table-cell table:formula="of:=[.M12]*1000" office:value-type="float" office:value="74.9538" calcext:value-type="float">
            <text:p>74,9538</text:p>
          </table:table-cell>
        </table:table-row>
        <table:table-row table:style-name="ro1">
          <table:table-cell table:number-columns-repeated="10"/>
          <table:table-cell table:formula="of:=([.B13]+[.E13]+[.H13])/3" office:value-type="float" office:value="0" calcext:value-type="float">
            <text:p>0</text:p>
          </table:table-cell>
          <table:table-cell table:formula="of:=([.C13]+[.F13]+[.I13])/3" office:value-type="float" office:value="0" calcext:value-type="float">
            <text:p>0</text:p>
          </table:table-cell>
          <table:table-cell table:formula="of:=([.D13]+[.G13]+[.J13])/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([.B14]+[.E14]+[.H14])/3" office:value-type="float" office:value="0" calcext:value-type="float">
            <text:p>0</text:p>
          </table:table-cell>
          <table:table-cell table:formula="of:=([.C14]+[.F14]+[.I14])/3" office:value-type="float" office:value="0" calcext:value-type="float">
            <text:p>0</text:p>
          </table:table-cell>
          <table:table-cell table:formula="of:=([.D14]+[.G14]+[.J14])/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([.B15]+[.E15]+[.H15])/3" office:value-type="float" office:value="0" calcext:value-type="float">
            <text:p>0</text:p>
          </table:table-cell>
          <table:table-cell table:formula="of:=([.C15]+[.F15]+[.I15])/3" office:value-type="float" office:value="0" calcext:value-type="float">
            <text:p>0</text:p>
          </table:table-cell>
          <table:table-cell table:formula="of:=([.D15]+[.G15]+[.J15])/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([.B16]+[.E16]+[.H16])/3" office:value-type="float" office:value="0" calcext:value-type="float">
            <text:p>0</text:p>
          </table:table-cell>
          <table:table-cell table:formula="of:=([.C16]+[.F16]+[.I16])/3" office:value-type="float" office:value="0" calcext:value-type="float">
            <text:p>0</text:p>
          </table:table-cell>
          <table:table-cell table:formula="of:=([.D16]+[.G16]+[.J16])/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([.B17]+[.E17]+[.H17])/3" office:value-type="float" office:value="0" calcext:value-type="float">
            <text:p>0</text:p>
          </table:table-cell>
          <table:table-cell table:formula="of:=([.C17]+[.F17]+[.I17])/3" office:value-type="float" office:value="0" calcext:value-type="float">
            <text:p>0</text:p>
          </table:table-cell>
          <table:table-cell table:formula="of:=([.D17]+[.G17]+[.J17])/3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8:49:02.567479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4:12:41.254868464</meta:creation-date>
    <dc:date>2020-01-07T19:34:51.428920603</dc:date>
    <meta:editing-duration>PT21M7S</meta:editing-duration>
    <meta:editing-cycles>5</meta:editing-cycles>
    <meta:generator>LibreOffice/6.0.7.3$Linux_X86_64 LibreOffice_project/00m0$Build-3</meta:generator>
    <meta:document-statistic meta:table-count="1" meta:cell-count="162" meta:object-count="0"/>
  </office:meta>
</office:document-meta>
</file>